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2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3" style:family="table-cell" style:parent-style-name="Default">
      <style:table-cell-properties fo:background-color="#ccffcc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0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JULES: Get running</text:p>
          </table:table-cell>
          <table:table-cell table:style-name="ce13" table:number-columns-repeated="3"/>
          <table:table-cell table:style-name="ce13" office:value-type="string" calcext:value-type="string">
            <text:p>Make Poster re:Jules meeting</text:p>
          </table:table-cell>
          <table:table-cell table:style-name="ce13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JULES: Talk to RICH about next step</text:p>
          </table:table-cell>
          <table:table-cell table:style-name="ce13" table:number-columns-repeated="3"/>
          <table:table-cell table:style-name="ce13" office:value-type="string" calcext:value-type="string">
            <text:p>Try SSHing</text:p>
          </table:table-cell>
          <table:table-cell table:style-name="ce13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Find out about Poster Pringint</text:p>
          </table:table-cell>
          <table:covered-table-cell table:number-columns-repeated="6" table:style-name="ce4"/>
          <table:table-cell table:style-name="ce13" office:value-type="string" calcext:value-type="string">
            <text:p>JULES: figure out what all the server stuff is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Phendulum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ign up for JULES ASM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Firemip: No devtools workaround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<text:s/>to Edingbough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3" office:value-type="string" calcext:value-type="string">
            <text:p>TM2 repo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5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nd placeto backup work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5"/>
          <table:table-cell table:style-name="ce21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0" table:number-columns-spanned="7" table:number-rows-spanned="1"/>
          <table:covered-table-cell table:number-columns-repeated="6" table:style-name="ce10"/>
          <table:table-cell table:style-name="ce18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2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cv maker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scholar grab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09:18:14.475188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06T09:18:52.842833193</dc:date>
    <meta:editing-duration>P54DT3H57M49S</meta:editing-duration>
    <meta:editing-cycles>75</meta:editing-cycles>
    <meta:generator>LibreOffice/4.3.7.2$Linux_X86_64 LibreOffice_project/430$Build-2</meta:generator>
    <meta:document-statistic meta:table-count="2" meta:cell-count="37" meta:object-count="0"/>
  </office:meta>
</office:document-meta>
</file>